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12cm" fo:min-width="3.564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4.064cm" svg:height="0.762cm" svg:x="12.7cm" svg:y="9.144cm">
          <text:p text:style-name="P1"><text:span text:style-name="T1">Transpor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0.762cm" svg:x="12.7cm" svg:y="8.128cm">
          <text:p text:style-name="P1"><text:span text:style-name="T1">Message/Intera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0.762cm" svg:x="12.7cm" svg:y="7.112cm">
          <text:p text:style-name="P1"><text:span text:style-name="T1">User Facad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12-28T09:54:32.392525722</meta:creation-date>
    <dc:date>2021-12-28T09:58:10.484688650</dc:date>
    <meta:editing-duration>PT3M38S</meta:editing-duration>
    <meta:editing-cycles>2</meta:editing-cycles>
    <meta:generator>LibreOffice/6.4.7.2$Linux_X86_64 LibreOffice_project/40$Build-2</meta:generator>
    <meta:document-statistic meta:object-count="26"/>
  </office:meta>
</office:document-meta>
</file>